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4ac" officeooo:paragraph-rsid="000fd4ac"/>
    </style:style>
    <style:style style:name="P2" style:family="paragraph" style:parent-style-name="Standard">
      <style:text-properties officeooo:rsid="0011cce9" officeooo:paragraph-rsid="0011cce9"/>
    </style:style>
    <style:style style:name="P3" style:family="paragraph" style:parent-style-name="Standard">
      <style:text-properties officeooo:rsid="00129449" officeooo:paragraph-rsid="00129449"/>
    </style:style>
    <style:style style:name="P4" style:family="paragraph" style:parent-style-name="Standard">
      <style:text-properties officeooo:rsid="00129449" officeooo:paragraph-rsid="000fd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33:33.757119929</meta:creation-date>
    <dc:date>2021-09-19T21:33:43.692382433</dc:date>
    <meta:editing-duration>PT1H49M39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